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A0000001A23B1E3ABC62B08BF.png" manifest:media-type="image/png"/>
  <manifest:file-entry manifest:full-path="Pictures/100002010000003200000032C5CAE501405203F9.png" manifest:media-type="image/png"/>
  <manifest:file-entry manifest:full-path="Pictures/100002010000003200000032059433122736B993.png" manifest:media-type="image/png"/>
  <manifest:file-entry manifest:full-path="Pictures/100002010000001A0000001A684CB0C851233129.png" manifest:media-type="image/png"/>
  <manifest:file-entry manifest:full-path="Pictures/100002010000001A0000001AB287C0A094E48225.png" manifest:media-type="image/png"/>
  <manifest:file-entry manifest:full-path="Pictures/100002010000001A0000001A823CF5A80B24E0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6e6e6" draw:opacity="100%" draw:textarea-horizontal-align="justify" draw:textarea-vertical-align="top" draw:auto-grow-height="false" fo:min-height="4.068cm" fo:min-width="3.818cm" draw:shadow-opacity="100%"/>
    </style:style>
    <style:style style:name="gr2" style:family="graphic" style:parent-style-name="standard">
      <style:graphic-properties draw:stroke="none" draw:fill-color="#33cc66" draw:opacity="100%" draw:textarea-horizontal-align="justify" draw:textarea-vertical-align="middle" draw:auto-grow-height="false" fo:min-height="1.02cm" fo:min-width="1.786cm" draw:shadow-opacity="100%"/>
    </style:style>
    <style:style style:name="gr3" style:family="graphic" style:parent-style-name="objectwithoutfill">
      <style:graphic-properties svg:stroke-width="0.102cm" svg:stroke-color="#33cc66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none" draw:fill-color="#0099ff" draw:opacity="100%" draw:textarea-horizontal-align="justify" draw:textarea-vertical-align="middle" draw:auto-grow-height="false" fo:min-height="1.02cm" fo:min-width="1.786cm" draw:shadow-opacity="100%"/>
    </style:style>
    <style:style style:name="gr6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7" style:family="graphic" style:parent-style-name="objectwithoutfill">
      <style:graphic-properties svg:stroke-width="0.102cm" svg:stroke-color="#0099ff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99ff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33cc66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draw:fill-color="#e6e6e6" draw:opacity="100%" draw:textarea-horizontal-align="justify" draw:textarea-vertical-align="top" draw:auto-grow-height="false" fo:min-height="4.068cm" fo:min-width="3.843cm" draw:shadow-opacity="100%"/>
    </style:style>
    <style:style style:name="gr11" style:family="graphic" style:parent-style-name="standard">
      <style:graphic-properties draw:stroke="none" draw:fill-color="#e6e6e6" draw:opacity="100%" draw:textarea-horizontal-align="justify" draw:textarea-vertical-align="top" draw:auto-grow-height="false" fo:min-height="4.068cm" fo:min-width="3.868cm" draw:shadow-opacity="100%"/>
    </style:style>
    <style:style style:name="gr12" style:family="graphic" style:parent-style-name="standard">
      <style:graphic-properties draw:stroke="none" draw:fill-color="#198a8a" draw:opacity="100%" draw:textarea-horizontal-align="justify" draw:textarea-vertical-align="middle" draw:auto-grow-height="false" fo:min-height="1.782cm" fo:min-width="2.921cm" draw:shadow-opacity="100%"/>
    </style:style>
    <style:style style:name="gr13" style:family="graphic" style:parent-style-name="standard">
      <style:graphic-properties draw:stroke="none" draw:fill="none" draw:fill-color="#198a8a" draw:opacity="100%" draw:textarea-horizontal-align="justify" draw:textarea-vertical-align="middle" draw:auto-grow-height="false" fo:min-height="1.782cm" fo:min-width="2.921cm" draw:shadow-opacity="100%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0.956cm"/>
    </style:style>
    <style:style style:name="gr16" style:family="graphic" style:parent-style-name="standard">
      <style:graphic-properties draw:stroke="none" draw:fill-color="#ff0000" draw:textarea-horizontal-align="justify" draw:textarea-vertical-align="middle" draw:auto-grow-height="false" fo:min-height="0.199cm" fo:min-width="0cm"/>
    </style:style>
    <style:style style:name="gr17" style:family="graphic" style:parent-style-name="objectwithoutfill">
      <style:graphic-properties svg:stroke-width="0.102cm" svg:stroke-color="#ffff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e6e6e6" draw:opacity="100%"/>
      <style:paragraph-properties fo:text-align="center"/>
      <style:text-properties fo:color="#333333" fo:font-size="10pt" style:font-size-asian="18pt" style:font-size-complex="18pt"/>
    </style:style>
    <style:style style:name="P3" style:family="paragraph">
      <loext:graphic-properties draw:fill-color="#33cc66" draw:opacity="100%"/>
      <style:paragraph-properties fo:text-align="center"/>
      <style:text-properties fo:color="#ffffff"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fo:font-style="normal" style:font-size-asian="12pt" style:font-size-complex="12pt"/>
    </style:style>
    <style:style style:name="P6" style:family="paragraph">
      <loext:graphic-properties draw:fill-color="#0099ff" draw:opacity="100%"/>
      <style:paragraph-properties fo:text-align="center"/>
      <style:text-properties fo:color="#ffffff" fo:font-size="14pt" style:font-size-asian="18pt" style:font-size-complex="18pt"/>
    </style:style>
    <style:style style:name="P7" style:family="paragraph">
      <loext:graphic-properties draw:fill-color="#198a8a" draw:opacity="100%"/>
      <style:paragraph-properties fo:text-align="center"/>
      <style:text-properties fo:color="#ffffff" fo:font-size="14pt" style:font-size-asian="18pt" style:font-size-complex="18pt"/>
    </style:style>
    <style:style style:name="P8" style:family="paragraph">
      <loext:graphic-properties draw:fill="none" draw:fill-color="#198a8a" draw:opacity="100%"/>
      <style:paragraph-properties fo:text-align="center"/>
      <style:text-properties fo:color="#ffffff" fo:font-size="14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style:font-name="Courier 10 Pitch2" fo:font-size="10pt" fo:font-style="normal" style:font-size-asian="12pt" style:font-size-complex="12pt"/>
    </style:style>
    <style:style style:name="P11" style:family="paragraph">
      <loext:graphic-properties draw:fill-color="#ff0000"/>
      <style:paragraph-properties fo:text-align="center"/>
    </style:style>
    <style:style style:name="T1" style:family="text">
      <style:text-properties fo:color="#333333" fo:font-size="10pt" style:font-size-asian="18pt" style:font-size-complex="18pt"/>
    </style:style>
    <style:style style:name="T2" style:family="text">
      <style:text-properties fo:color="#ffffff" fo:font-size="14pt" style:font-size-asian="18pt" style:font-size-complex="18pt"/>
    </style:style>
    <style:style style:name="T3" style:family="text">
      <style:text-properties fo:color="#ffffff" fo:font-size="10pt" style:font-size-asian="18pt" style:font-size-complex="18pt"/>
    </style:style>
    <style:style style:name="T4" style:family="text">
      <style:text-properties fo:font-size="14pt" fo:font-style="normal" style:font-size-asian="12pt" style:font-size-complex="12pt"/>
    </style:style>
    <style:style style:name="T5" style:family="text">
      <style:text-properties style:font-name="Courier 10 Pitch2" fo:font-size="10pt" fo:font-style="norm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4.318cm" svg:x="11.16cm" svg:y="1.635cm">
          <text:p text:style-name="P1"><text:span text:style-name="T1">Apach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1.27cm" svg:x="13.7cm" svg:y="2.524cm">
          <text:p text:style-name="P1"><text:span text:style-name="T2">A</text:span></text:p>
          <text:p text:style-name="P1"><text:span text:style-name="T3">/app/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62cm" svg:y1="2.397cm" svg:x2="11.033cm" svg:y2="3.694cm">
          <text:p/>
        </draw:line>
        <draw:frame draw:style-name="gr4" draw:text-style-name="P5" draw:layer="layout" svg:width="3.148cm" svg:height="1.012cm" svg:x="8.493cm" svg:y="7.731cm">
          <draw:text-box>
            <text:p text:style-name="P1"><text:span text:style-name="T4">?</text:span></text:p>
          </draw:text-box>
        </draw:frame>
        <draw:custom-shape draw:style-name="gr5" draw:text-style-name="P6" draw:layer="layout" svg:width="2.286cm" svg:height="1.27cm" svg:x="13.7cm" svg:y="4.048cm">
          <text:p text:style-name="P1"><text:span text:style-name="T2">B</text:span></text:p>
          <text:p text:style-name="P1"><text:span text:style-name="T3">/app/b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1cm" svg:height="0.381cm" svg:x="11.033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1.033cm" svg:y="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1.033cm" svg:y="3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1.033cm" svg:y="4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1.033cm" svg:y="4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1.033cm" svg:y="5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8.62cm" svg:y1="6.08cm" svg:x2="11.16cm" svg:y2="5.345cm">
          <text:p/>
        </draw:line>
        <draw:line draw:style-name="gr7" draw:text-style-name="P4" draw:layer="layout" svg:x1="8.62cm" svg:y1="5.953cm" svg:x2="11.16cm" svg:y2="4.683cm">
          <text:p/>
        </draw:line>
        <draw:line draw:style-name="gr8" draw:text-style-name="P4" draw:layer="layout" svg:x1="11.414cm" svg:y1="4.683cm" svg:x2="13.7cm" svg:y2="4.683cm">
          <text:p/>
        </draw:line>
        <draw:line draw:style-name="gr8" draw:text-style-name="P4" draw:layer="layout" svg:x1="11.414cm" svg:y1="5.191cm" svg:x2="13.7cm" svg:y2="5.064cm">
          <text:p/>
        </draw:line>
        <draw:line draw:style-name="gr9" draw:text-style-name="P4" draw:layer="layout" svg:x1="11.414cm" svg:y1="3.667cm" svg:x2="13.7cm" svg:y2="3.54cm">
          <text:p/>
        </draw:line>
        <draw:custom-shape draw:style-name="gr10" draw:text-style-name="P2" draw:layer="layout" svg:width="4.343cm" svg:height="4.318cm" svg:x="11.135cm" svg:y="6.661cm">
          <text:p text:style-name="P1"><text:span text:style-name="T1">Apach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1.27cm" svg:x="13.675cm" svg:y="7.55cm">
          <text:p text:style-name="P1"><text:span text:style-name="T2">A</text:span></text:p>
          <text:p text:style-name="P1"><text:span text:style-name="T3">/app/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595cm" svg:y1="7.423cm" svg:x2="9.89cm" svg:y2="8.112cm">
          <text:p/>
        </draw:line>
        <draw:custom-shape draw:style-name="gr5" draw:text-style-name="P6" draw:layer="layout" svg:width="2.286cm" svg:height="1.27cm" svg:x="13.675cm" svg:y="9.074cm">
          <text:p text:style-name="P1"><text:span text:style-name="T2">B</text:span></text:p>
          <text:p text:style-name="P1"><text:span text:style-name="T3">/app/b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1cm" svg:height="0.381cm" svg:x="11.008cm" svg:y="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1.008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1.008cm" svg:y="8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1.008cm" svg:y="9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1.008cm" svg:y="9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1.008cm" svg:y="1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8.595cm" svg:y1="11.106cm" svg:x2="11.135cm" svg:y2="10.371cm">
          <text:p/>
        </draw:line>
        <draw:line draw:style-name="gr7" draw:text-style-name="P4" draw:layer="layout" svg:x1="8.595cm" svg:y1="10.979cm" svg:x2="11.135cm" svg:y2="9.709cm">
          <text:p/>
        </draw:line>
        <draw:line draw:style-name="gr8" draw:text-style-name="P4" draw:layer="layout" svg:x1="11.389cm" svg:y1="9.709cm" svg:x2="13.7cm" svg:y2="9.763cm">
          <text:p/>
        </draw:line>
        <draw:line draw:style-name="gr8" draw:text-style-name="P4" draw:layer="layout" svg:x1="11.389cm" svg:y1="10.217cm" svg:x2="13.675cm" svg:y2="10.09cm">
          <text:p/>
        </draw:line>
        <draw:custom-shape draw:style-name="gr11" draw:text-style-name="P2" draw:layer="layout" svg:width="4.368cm" svg:height="4.318cm" svg:x="11.11cm" svg:y="11.787cm">
          <text:p text:style-name="P1"><text:span text:style-name="T1">Apach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421cm" svg:height="2.032cm" draw:transform="rotate (1.5707963267949) translate (10.729cm 15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27cm" svg:x="13.65cm" svg:y="12.676cm">
          <text:p text:style-name="P1"><text:span text:style-name="T2">A</text:span></text:p>
          <text:p text:style-name="P1"><text:span text:style-name="T3">/app/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57cm" svg:y1="12.549cm" svg:x2="11.033cm" svg:y2="13.319cm">
          <text:p/>
        </draw:line>
        <draw:custom-shape draw:style-name="gr5" draw:text-style-name="P6" draw:layer="layout" svg:width="2.286cm" svg:height="1.27cm" svg:x="13.65cm" svg:y="14.2cm">
          <text:p text:style-name="P1"><text:span text:style-name="T2">B</text:span></text:p>
          <text:p text:style-name="P1"><text:span text:style-name="T3">/app/b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1cm" svg:height="0.381cm" svg:x="10.983cm" svg:y="1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0.983cm" svg:y="13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0.983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0.983cm" svg:y="14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0.983cm" svg:y="1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0.983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8.57cm" svg:y1="16.232cm" svg:x2="11.11cm" svg:y2="15.497cm">
          <text:p/>
        </draw:line>
        <draw:line draw:style-name="gr7" draw:text-style-name="P4" draw:layer="layout" svg:x1="8.57cm" svg:y1="16.105cm" svg:x2="11.11cm" svg:y2="14.835cm">
          <text:p/>
        </draw:line>
        <draw:line draw:style-name="gr8" draw:text-style-name="P4" draw:layer="layout" svg:x1="11.364cm" svg:y1="14.835cm" svg:x2="13.7cm" svg:y2="14.843cm">
          <text:p/>
        </draw:line>
        <draw:line draw:style-name="gr8" draw:text-style-name="P4" draw:layer="layout" svg:x1="11.364cm" svg:y1="15.343cm" svg:x2="13.65cm" svg:y2="15.216cm">
          <text:p/>
        </draw:line>
        <draw:line draw:style-name="gr9" draw:text-style-name="P4" draw:layer="layout" svg:x1="11.287cm" svg:y1="13.446cm" svg:x2="13.65cm" svg:y2="13.692cm">
          <text:p/>
        </draw:line>
        <draw:custom-shape draw:style-name="gr13" draw:text-style-name="P8" draw:layer="layout" svg:width="3.421cm" svg:height="2.032cm" draw:transform="rotate (1.5707963267949) translate (10.729cm 15.851cm)">
          <text:p text:style-name="P1"><text:span text:style-name="T2">mod_q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8.57cm" svg:y1="11.005cm" svg:x2="11.16cm" svg:y2="9.255cm">
          <text:p/>
        </draw:line>
        <draw:line draw:style-name="gr7" draw:text-style-name="P4" draw:layer="layout" svg:x1="8.545cm" svg:y1="11.031cm" svg:x2="11.033cm" svg:y2="8.747cm">
          <text:p/>
        </draw:line>
        <draw:line draw:style-name="gr7" draw:text-style-name="P4" draw:layer="layout" svg:x1="8.52cm" svg:y1="11.057cm" svg:x2="11.16cm" svg:y2="8.239cm">
          <text:p/>
        </draw:line>
        <draw:line draw:style-name="gr7" draw:text-style-name="P4" draw:layer="layout" svg:x1="8.495cm" svg:y1="11.083cm" svg:x2="11.16cm" svg:y2="7.858cm">
          <text:p/>
        </draw:line>
        <draw:line draw:style-name="gr8" draw:text-style-name="P4" draw:layer="layout" svg:x1="11.414cm" svg:y1="9.255cm" svg:x2="13.827cm" svg:y2="9.636cm">
          <text:p/>
        </draw:line>
        <draw:line draw:style-name="gr8" draw:text-style-name="P4" draw:layer="layout" svg:x1="11.287cm" svg:y1="8.747cm" svg:x2="13.7cm" svg:y2="9.509cm">
          <text:p/>
        </draw:line>
        <draw:line draw:style-name="gr8" draw:text-style-name="P4" draw:layer="layout" svg:x1="11.287cm" svg:y1="8.239cm" svg:x2="13.7cm" svg:y2="9.509cm">
          <text:p/>
        </draw:line>
        <draw:line draw:style-name="gr8" draw:text-style-name="P4" draw:layer="layout" svg:x1="11.288cm" svg:y1="7.839cm" svg:x2="13.7cm" svg:y2="9.255cm">
          <text:p/>
        </draw:line>
        <draw:frame draw:style-name="gr14" draw:text-style-name="P4" draw:layer="layout" svg:width="1.237cm" svg:height="1.237cm" svg:x="15.478cm" svg:y="9.207cm">
          <draw:image xlink:href="Pictures/100002010000003200000032C5CAE501405203F9.png" xlink:type="simple" xlink:show="embed" xlink:actuate="onLoad">
            <text:p/>
          </draw:image>
        </draw:frame>
        <draw:frame draw:style-name="gr14" draw:text-style-name="P4" draw:layer="layout" svg:width="1.237cm" svg:height="1.237cm" svg:x="15.479cm" svg:y="14.308cm">
          <draw:image xlink:href="Pictures/100002010000003200000032059433122736B993.png" xlink:type="simple" xlink:show="embed" xlink:actuate="onLoad">
            <text:p/>
          </draw:image>
        </draw:frame>
        <draw:line draw:style-name="gr7" draw:text-style-name="P4" draw:layer="layout" svg:x1="8.545cm" svg:y1="16.131cm" svg:x2="11.033cm" svg:y2="14.335cm">
          <text:p/>
        </draw:line>
        <draw:frame draw:style-name="gr15" draw:text-style-name="P10" draw:layer="layout" svg:width="6.223cm" svg:height="1.206cm" svg:x="9.993cm" svg:y="16.131cm">
          <draw:text-box>
            <text:p text:style-name="P9"><text:span text:style-name="T5">QS_LocRequestLimit /app/a 4</text:span></text:p>
            <text:p text:style-name="P9"><text:span text:style-name="T5">QS_LocRequestLimit /app/b 4</text:span></text:p>
          </draw:text-box>
        </draw:frame>
        <draw:line draw:style-name="gr7" draw:text-style-name="P4" draw:layer="layout" svg:x1="8.52cm" svg:y1="16.157cm" svg:x2="11.033cm" svg:y2="13.954cm">
          <text:p/>
        </draw:line>
        <draw:line draw:style-name="gr7" draw:text-style-name="P4" draw:layer="layout" svg:x1="8.495cm" svg:y1="16.183cm" svg:x2="10.271cm" svg:y2="13.827cm">
          <text:p/>
        </draw:line>
        <draw:custom-shape draw:style-name="gr16" draw:text-style-name="P11" draw:layer="layout" svg:width="0.635cm" svg:height="0.635cm" svg:x="9.89cm" svg:y="13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10.017cm" svg:y1="13.763cm" svg:x2="10.398cm" svg:y2="13.763cm">
          <text:p/>
        </draw:line>
        <draw:frame draw:style-name="gr14" draw:text-style-name="P4" draw:layer="layout" svg:width="0.732cm" svg:height="0.732cm" svg:x="7.761cm" svg:y="2cm">
          <draw:image xlink:href="Pictures/100002010000001A0000001AB287C0A094E48225.png" xlink:type="simple" xlink:show="embed" xlink:actuate="onLoad">
            <text:p/>
          </draw:image>
        </draw:frame>
        <draw:frame draw:style-name="gr14" draw:text-style-name="P4" draw:layer="layout" svg:width="0.732cm" svg:height="0.732cm" svg:x="7.761cm" svg:y="12.1cm">
          <draw:image xlink:href="Pictures/100002010000001A0000001A823CF5A80B24E06B.png" xlink:type="simple" xlink:show="embed" xlink:actuate="onLoad">
            <text:p/>
          </draw:image>
        </draw:frame>
        <draw:frame draw:style-name="gr14" draw:text-style-name="P4" draw:layer="layout" svg:width="0.732cm" svg:height="0.732cm" svg:x="7.761cm" svg:y="7.016cm">
          <draw:image xlink:href="Pictures/100002010000001A0000001A684CB0C851233129.png" xlink:type="simple" xlink:show="embed" xlink:actuate="onLoad">
            <text:p/>
          </draw:image>
        </draw:frame>
        <draw:frame draw:style-name="gr4" draw:text-style-name="P5" draw:layer="layout" svg:width="3.148cm" svg:height="1.012cm" svg:x="3.446cm" svg:y="19.85cm">
          <draw:text-box>
            <text:p text:style-name="P1"><text:span text:style-name="T4">?</text:span></text:p>
          </draw:text-box>
        </draw:frame>
        <draw:custom-shape draw:style-name="gr10" draw:text-style-name="P2" draw:layer="layout" svg:width="4.343cm" svg:height="4.318cm" svg:x="6.088cm" svg:y="18.7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1.27cm" svg:x="8.628cm" svg:y="19.669cm">
          <text:p text:style-name="P1"><text:span text:style-name="T2">A</text:span></text:p>
          <text:p text:style-name="P1"><text:span text:style-name="T3">/app/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548cm" svg:y1="19.542cm" svg:x2="4.843cm" svg:y2="20.231cm">
          <text:p/>
        </draw:line>
        <draw:custom-shape draw:style-name="gr5" draw:text-style-name="P6" draw:layer="layout" svg:width="2.286cm" svg:height="1.27cm" svg:x="8.628cm" svg:y="21.193cm">
          <text:p text:style-name="P1"><text:span text:style-name="T2">B</text:span></text:p>
          <text:p text:style-name="P1"><text:span text:style-name="T3">/app/b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1cm" svg:height="0.381cm" svg:x="5.961cm" svg:y="19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5.961cm" svg:y="2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5.961cm" svg:y="20.6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5.961cm" svg:y="21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5.961cm" svg:y="21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5.961cm" svg:y="22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48cm" svg:y1="23.225cm" svg:x2="6.088cm" svg:y2="22.49cm">
          <text:p/>
        </draw:line>
        <draw:line draw:style-name="gr7" draw:text-style-name="P4" draw:layer="layout" svg:x1="3.548cm" svg:y1="23.098cm" svg:x2="6.088cm" svg:y2="21.828cm">
          <text:p/>
        </draw:line>
        <draw:line draw:style-name="gr8" draw:text-style-name="P4" draw:layer="layout" svg:x1="6.342cm" svg:y1="21.828cm" svg:x2="8.653cm" svg:y2="21.882cm">
          <text:p/>
        </draw:line>
        <draw:line draw:style-name="gr8" draw:text-style-name="P4" draw:layer="layout" svg:x1="6.342cm" svg:y1="22.336cm" svg:x2="8.628cm" svg:y2="22.209cm">
          <text:p/>
        </draw:line>
        <draw:line draw:style-name="gr7" draw:text-style-name="P4" draw:layer="layout" svg:x1="3.523cm" svg:y1="23.124cm" svg:x2="6.113cm" svg:y2="21.374cm">
          <text:p/>
        </draw:line>
        <draw:line draw:style-name="gr7" draw:text-style-name="P4" draw:layer="layout" svg:x1="3.498cm" svg:y1="23.15cm" svg:x2="5.986cm" svg:y2="20.866cm">
          <text:p/>
        </draw:line>
        <draw:line draw:style-name="gr7" draw:text-style-name="P4" draw:layer="layout" svg:x1="3.473cm" svg:y1="23.176cm" svg:x2="6.113cm" svg:y2="20.358cm">
          <text:p/>
        </draw:line>
        <draw:line draw:style-name="gr7" draw:text-style-name="P4" draw:layer="layout" svg:x1="3.448cm" svg:y1="23.202cm" svg:x2="6.113cm" svg:y2="19.977cm">
          <text:p/>
        </draw:line>
        <draw:line draw:style-name="gr8" draw:text-style-name="P4" draw:layer="layout" svg:x1="6.367cm" svg:y1="21.374cm" svg:x2="8.78cm" svg:y2="21.755cm">
          <text:p/>
        </draw:line>
        <draw:line draw:style-name="gr8" draw:text-style-name="P4" draw:layer="layout" svg:x1="6.24cm" svg:y1="20.866cm" svg:x2="8.653cm" svg:y2="21.628cm">
          <text:p/>
        </draw:line>
        <draw:line draw:style-name="gr8" draw:text-style-name="P4" draw:layer="layout" svg:x1="6.24cm" svg:y1="20.358cm" svg:x2="8.653cm" svg:y2="21.628cm">
          <text:p/>
        </draw:line>
        <draw:line draw:style-name="gr8" draw:text-style-name="P4" draw:layer="layout" svg:x1="6.241cm" svg:y1="19.958cm" svg:x2="8.653cm" svg:y2="21.374cm">
          <text:p/>
        </draw:line>
        <draw:frame draw:style-name="gr14" draw:text-style-name="P4" draw:layer="layout" svg:width="0.732cm" svg:height="0.732cm" svg:x="2.714cm" svg:y="19.135cm">
          <draw:image xlink:href="Pictures/100002010000001A0000001A684CB0C851233129.png" xlink:type="simple" xlink:show="embed" xlink:actuate="onLoad">
            <text:p/>
          </draw:image>
        </draw:frame>
        <draw:frame draw:style-name="gr18" draw:text-style-name="P1" draw:layer="layout" svg:width="0.732cm" svg:height="0.732cm" svg:x="3.316cm" svg:y="23.352cm">
          <draw:image xlink:href="Pictures/100002010000001A0000001A23B1E3ABC62B08BF.png" xlink:type="simple" xlink:show="embed" xlink:actuate="onLoad">
            <text:p/>
          </draw:image>
        </draw:frame>
        <draw:frame draw:style-name="gr18" draw:text-style-name="P1" draw:layer="layout" svg:width="0.732cm" svg:height="0.732cm" svg:x="2.27cm" svg:y="23.255cm">
          <draw:image xlink:href="Pictures/100002010000001A0000001A23B1E3ABC62B08BF.png" xlink:type="simple" xlink:show="embed" xlink:actuate="onLoad">
            <text:p/>
          </draw:image>
        </draw:frame>
        <draw:frame draw:style-name="gr18" draw:text-style-name="P1" draw:layer="layout" svg:width="0.732cm" svg:height="0.732cm" svg:x="2.554cm" svg:y="22.463cm">
          <draw:image xlink:href="Pictures/100002010000001A0000001A23B1E3ABC62B08BF.png" xlink:type="simple" xlink:show="embed" xlink:actuate="onLoad">
            <text:p/>
          </draw:image>
        </draw:frame>
        <draw:custom-shape draw:style-name="gr11" draw:text-style-name="P2" draw:layer="layout" svg:width="4.368cm" svg:height="4.318cm" svg:x="15.652cm" svg:y="18.7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421cm" svg:height="2.032cm" draw:transform="rotate (1.5707963267949) translate (15.271cm 22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27cm" svg:x="18.192cm" svg:y="19.669cm">
          <text:p text:style-name="P1"><text:span text:style-name="T2">A</text:span></text:p>
          <text:p text:style-name="P1"><text:span text:style-name="T3">/app/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112cm" svg:y1="19.542cm" svg:x2="15.575cm" svg:y2="20.312cm">
          <text:p/>
        </draw:line>
        <draw:custom-shape draw:style-name="gr5" draw:text-style-name="P6" draw:layer="layout" svg:width="2.286cm" svg:height="1.27cm" svg:x="18.192cm" svg:y="21.193cm">
          <text:p text:style-name="P1"><text:span text:style-name="T2">B</text:span></text:p>
          <text:p text:style-name="P1"><text:span text:style-name="T3">/app/b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1cm" svg:height="0.381cm" svg:x="15.525cm" svg:y="19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5.525cm" svg:y="2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5.525cm" svg:y="2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5.525cm" svg:y="21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5.525cm" svg:y="21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5.525cm" svg:y="22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3.112cm" svg:y1="23.225cm" svg:x2="15.652cm" svg:y2="22.49cm">
          <text:p/>
        </draw:line>
        <draw:line draw:style-name="gr7" draw:text-style-name="P4" draw:layer="layout" svg:x1="13.112cm" svg:y1="23.098cm" svg:x2="15.652cm" svg:y2="21.828cm">
          <text:p/>
        </draw:line>
        <draw:line draw:style-name="gr8" draw:text-style-name="P4" draw:layer="layout" svg:x1="15.906cm" svg:y1="21.828cm" svg:x2="18.242cm" svg:y2="21.836cm">
          <text:p/>
        </draw:line>
        <draw:line draw:style-name="gr8" draw:text-style-name="P4" draw:layer="layout" svg:x1="15.906cm" svg:y1="22.336cm" svg:x2="18.192cm" svg:y2="22.209cm">
          <text:p/>
        </draw:line>
        <draw:line draw:style-name="gr9" draw:text-style-name="P4" draw:layer="layout" svg:x1="15.829cm" svg:y1="20.439cm" svg:x2="18.192cm" svg:y2="20.685cm">
          <text:p/>
        </draw:line>
        <draw:custom-shape draw:style-name="gr13" draw:text-style-name="P8" draw:layer="layout" svg:width="3.421cm" svg:height="2.032cm" draw:transform="rotate (1.5707963267949) translate (15.271cm 22.844cm)">
          <text:p text:style-name="P1"><text:span text:style-name="T2">mod_q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3.087cm" svg:y1="23.124cm" svg:x2="15.575cm" svg:y2="21.328cm">
          <text:p/>
        </draw:line>
        <draw:frame draw:style-name="gr15" draw:text-style-name="P10" draw:layer="layout" svg:width="6.223cm" svg:height="1.206cm" svg:x="14.535cm" svg:y="23.124cm">
          <draw:text-box>
            <text:p text:style-name="P9"><text:span text:style-name="T5">QS_LocRequestLimit /app/a</text:span></text:p>
            <text:p text:style-name="P9"><text:span text:style-name="T5">QS_LocRequestLimit /app/b</text:span></text:p>
          </draw:text-box>
        </draw:frame>
        <draw:line draw:style-name="gr7" draw:text-style-name="P4" draw:layer="layout" svg:x1="13.062cm" svg:y1="23.15cm" svg:x2="15.575cm" svg:y2="20.947cm">
          <text:p/>
        </draw:line>
        <draw:line draw:style-name="gr7" draw:text-style-name="P4" draw:layer="layout" svg:x1="13.037cm" svg:y1="23.176cm" svg:x2="14.589cm" svg:y2="21.193cm">
          <text:p/>
        </draw:line>
        <draw:custom-shape draw:style-name="gr16" draw:text-style-name="P11" draw:layer="layout" svg:width="0.635cm" svg:height="0.635cm" svg:x="14.332cm" svg:y="20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14.459cm" svg:y1="21.056cm" svg:x2="14.84cm" svg:y2="21.056cm">
          <text:p/>
        </draw:line>
        <draw:frame draw:style-name="gr14" draw:text-style-name="P4" draw:layer="layout" svg:width="0.732cm" svg:height="0.732cm" svg:x="12.303cm" svg:y="19.093cm">
          <draw:image xlink:href="Pictures/100002010000001A0000001A823CF5A80B24E06B.png" xlink:type="simple" xlink:show="embed" xlink:actuate="onLoad">
            <text:p/>
          </draw:image>
        </draw:frame>
        <draw:frame draw:style-name="gr18" draw:text-style-name="P1" draw:layer="layout" svg:width="0.732cm" svg:height="0.732cm" svg:x="13.016cm" svg:y="23.353cm">
          <draw:image xlink:href="Pictures/100002010000001A0000001A23B1E3ABC62B08BF.png" xlink:type="simple" xlink:show="embed" xlink:actuate="onLoad">
            <text:p/>
          </draw:image>
        </draw:frame>
        <draw:frame draw:style-name="gr18" draw:text-style-name="P1" draw:layer="layout" svg:width="0.732cm" svg:height="0.732cm" svg:x="11.97cm" svg:y="23.256cm">
          <draw:image xlink:href="Pictures/100002010000001A0000001A23B1E3ABC62B08BF.png" xlink:type="simple" xlink:show="embed" xlink:actuate="onLoad">
            <text:p/>
          </draw:image>
        </draw:frame>
        <draw:frame draw:style-name="gr18" draw:text-style-name="P1" draw:layer="layout" svg:width="0.732cm" svg:height="0.732cm" svg:x="12.254cm" svg:y="22.464cm">
          <draw:image xlink:href="Pictures/100002010000001A0000001A23B1E3ABC62B08BF.png" xlink:type="simple" xlink:show="embed" xlink:actuate="onLoad">
            <text:p/>
          </draw:image>
        </draw:frame>
        <draw:custom-shape draw:style-name="gr16" draw:text-style-name="P11" draw:layer="layout" svg:width="0.635cm" svg:height="0.635cm" svg:x="13.733cm" svg:y="20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13.86cm" svg:y1="20.856cm" svg:x2="14.241cm" svg:y2="20.856cm">
          <text:p/>
        </draw:line>
        <draw:line draw:style-name="gr7" draw:text-style-name="P4" draw:layer="layout" svg:x1="12.938cm" svg:y1="23.098cm" svg:x2="13.954cm" svg:y2="21.1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8-04-12T22:02:08.333725965</dc:date>
    <meta:editing-duration>PT9H13M58S</meta:editing-duration>
    <meta:editing-cycles>8</meta:editing-cycles>
    <meta:generator>LibreOffice/5.1.6.2$Linux_X86_64 LibreOffice_project/10m0$Build-2</meta:generator>
    <meta:document-statistic meta:object-count="123"/>
  </office:meta>
</office:document-meta>
</file>